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text-align="justify"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Heading_20_3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margin-top="0cm" style:writing-mode="lr-tb"/>
    </style:style>
    <style:style style:name="T3_1" style:family="text">
      <style:text-properties style:text-line-through-style="solid"/>
    </style:style>
    <style:style style:name="T3_2" style:family="text">
      <style:text-properties style:text-line-through-style="solid"/>
    </style:style>
    <style:style style:name="T3_3" style:family="text">
      <style:text-properties style:text-line-through-style="solid"/>
    </style:style>
    <style:style style:name="T3_4" style:family="text">
      <style:text-properties style:text-line-through-style="solid"/>
    </style:style>
    <style:style style:name="T3_5" style:family="text">
      <style:text-properties style:text-line-through-style="solid"/>
    </style:style>
    <style:style style:name="P4" style:family="paragraph" style:parent-style-name="Standard">
      <style:paragraph-properties fo:break-before="auto" fo:margin-top="0cm" style:writing-mode="lr-tb"/>
    </style:style>
    <style:style style:name="T4_1" style:family="text">
      <style:text-properties style:text-line-through-style="solid"/>
    </style:style>
    <style:style style:name="T4_2" style:family="text">
      <style:text-properties style:text-line-through-style="solid"/>
    </style:style>
    <style:style style:name="T4_3" style:family="text">
      <style:text-properties style:text-line-through-style="solid"/>
    </style:style>
    <style:style style:name="T4_4" style:family="text">
      <style:text-properties style:text-line-through-style="solid"/>
    </style:style>
    <style:style style:name="T4_5" style:family="text">
      <style:text-properties style:text-line-through-style="solid"/>
    </style:style>
    <style:style style:name="T4_6" style:family="text">
      <style:text-properties style:text-line-through-style="solid"/>
    </style:style>
    <style:style style:name="T4_7" style:family="text">
      <style:text-properties style:text-line-through-style="solid"/>
    </style:style>
    <style:style style:name="P5" style:family="paragraph" style:parent-style-name="Standard">
      <style:paragraph-properties fo:break-before="auto" fo:margin-top="0cm" style:writing-mode="lr-tb"/>
    </style:style>
    <style:style style:name="T5_1" style:family="text">
      <style:text-properties style:text-line-through-style="solid"/>
    </style:style>
    <style:style style:name="T5_2" style:family="text">
      <style:text-properties style:text-line-through-style="solid"/>
    </style:style>
    <style:style style:name="T5_3" style:family="text">
      <style:text-properties style:text-line-through-style="solid"/>
    </style:style>
    <style:style style:name="T5_4" style:family="text">
      <style:text-properties style:text-line-through-style="solid"/>
    </style:style>
    <style:style style:name="T5_5" style:family="text">
      <style:text-properties style:text-line-through-style="solid"/>
    </style:style>
    <style:style style:name="P6" style:family="paragraph" style:parent-style-name="Standard">
      <style:paragraph-properties fo:break-before="auto" fo:margin-top="0cm" style:writing-mode="lr-tb"/>
    </style:style>
    <style:style style:name="T6_1" style:family="text">
      <style:text-properties style:text-line-through-style="solid"/>
    </style:style>
    <style:style style:name="T6_2" style:family="text">
      <style:text-properties style:text-line-through-style="solid"/>
    </style:style>
    <style:style style:name="T6_3" style:family="text">
      <style:text-properties style:text-line-through-style="solid"/>
    </style:style>
    <style:style style:name="T6_4" style:family="text">
      <style:text-properties style:text-line-through-style="solid"/>
    </style:style>
    <style:style style:name="T6_5" style:family="text">
      <style:text-properties style:text-line-through-style="solid"/>
    </style:style>
    <style:style style:name="T6_6" style:family="text">
      <style:text-properties style:text-line-through-style="solid"/>
    </style:style>
    <style:style style:name="T6_7" style:family="text">
      <style:text-properties style:text-line-through-style="solid"/>
    </style:style>
    <style:style style:name="P7" style:family="paragraph" style:parent-style-name="Standard">
      <style:paragraph-properties fo:break-before="auto" fo:margin-top="0cm" style:writing-mode="lr-tb"/>
    </style:style>
    <style:style style:name="T7_1" style:family="text">
      <style:text-properties style:text-line-through-style="solid"/>
    </style:style>
    <style:style style:name="T7_2" style:family="text">
      <style:text-properties style:text-line-through-style="solid"/>
    </style:style>
    <style:style style:name="T7_3" style:family="text">
      <style:text-properties style:text-line-through-style="solid"/>
    </style:style>
    <style:style style:name="T7_4" style:family="text">
      <style:text-properties style:text-line-through-style="solid"/>
    </style:style>
    <style:style style:name="T7_5" style:family="text">
      <style:text-properties style:text-line-through-style="solid"/>
    </style:style>
    <style:style style:name="T7_6" style:family="text">
      <style:text-properties style:text-line-through-style="solid"/>
    </style:style>
    <style:style style:name="T7_7" style:family="text">
      <style:text-properties style:text-line-through-style="solid"/>
    </style:style>
    <style:style style:name="T7_8" style:family="text">
      <style:text-properties style:text-line-through-style="solid"/>
    </style:style>
    <style:style style:name="T7_9" style:family="text">
      <style:text-properties style:text-line-through-style="solid"/>
    </style:style>
    <style:style style:name="T7_10" style:family="text">
      <style:text-properties style:text-line-through-style="solid"/>
    </style:style>
    <style:style style:name="T7_11" style:family="text">
      <style:text-properties style:text-line-through-style="solid"/>
    </style:style>
    <style:style style:name="T7_12" style:family="text">
      <style:text-properties style:text-line-through-style="solid"/>
    </style:style>
    <style:style style:name="T7_13" style:family="text">
      <style:text-properties style:text-line-through-style="solid"/>
    </style:style>
    <style:style style:name="T7_14" style:family="text">
      <style:text-properties style:text-line-through-style="solid"/>
    </style:style>
    <style:style style:name="T7_15" style:family="text">
      <style:text-properties style:text-line-through-style="solid"/>
    </style:style>
    <style:style style:name="T7_16" style:family="text">
      <style:text-properties style:text-line-through-style="solid"/>
    </style:style>
    <style:style style:name="T7_17" style:family="text">
      <style:text-properties style:text-line-through-style="solid"/>
    </style:style>
    <style:style style:name="T7_18" style:family="text">
      <style:text-properties style:text-line-through-style="solid"/>
    </style:style>
    <style:style style:name="T7_19" style:family="text">
      <style:text-properties style:text-line-through-style="solid"/>
    </style:style>
    <style:style style:name="T7_20" style:family="text">
      <style:text-properties style:text-line-through-style="solid"/>
    </style:style>
    <style:style style:name="T7_21" style:family="text">
      <style:text-properties style:text-line-through-style="solid"/>
    </style:style>
    <style:style style:name="P8" style:family="paragraph" style:parent-style-name="Standard">
      <style:paragraph-properties fo:break-before="auto" fo:margin-top="0cm" style:writing-mode="lr-tb"/>
    </style:style>
    <style:style style:name="T8_1" style:family="text">
      <style:text-properties style:text-line-through-style="solid"/>
    </style:style>
    <style:style style:name="T8_2" style:family="text">
      <style:text-properties style:text-line-through-style="solid"/>
    </style:style>
    <style:style style:name="T8_3" style:family="text">
      <style:text-properties style:text-line-through-style="solid"/>
    </style:style>
    <style:style style:name="T8_4" style:family="text">
      <style:text-properties style:text-line-through-style="solid"/>
    </style:style>
    <style:style style:name="T8_5" style:family="text">
      <style:text-properties style:text-line-through-style="solid"/>
    </style:style>
    <style:style style:name="T8_6" style:family="text">
      <style:text-properties style:text-line-through-style="solid"/>
    </style:style>
    <style:style style:name="T8_7" style:family="text">
      <style:text-properties style:text-line-through-style="solid"/>
    </style:style>
    <style:style style:name="T8_8" style:family="text">
      <style:text-properties style:text-line-through-style="solid"/>
    </style:style>
    <style:style style:name="T8_9" style:family="text">
      <style:text-properties style:text-line-through-style="solid"/>
    </style:style>
    <style:style style:name="T8_10" style:family="text">
      <style:text-properties style:text-line-through-style="solid"/>
    </style:style>
    <style:style style:name="T8_11" style:family="text">
      <style:text-properties style:text-line-through-style="solid"/>
    </style:style>
    <style:style style:name="T8_12" style:family="text">
      <style:text-properties style:text-line-through-style="solid"/>
    </style:style>
    <style:style style:name="T8_13" style:family="text">
      <style:text-properties style:text-line-through-style="solid"/>
    </style:style>
    <style:style style:name="T8_14" style:family="text">
      <style:text-properties style:text-line-through-style="solid"/>
    </style:style>
    <style:style style:name="T8_15" style:family="text">
      <style:text-properties style:text-line-through-style="solid"/>
    </style:style>
    <style:style style:name="T8_16" style:family="text">
      <style:text-properties style:text-line-through-style="solid"/>
    </style:style>
    <style:style style:name="T8_17" style:family="text">
      <style:text-properties style:text-line-through-style="solid"/>
    </style:style>
    <style:style style:name="P9" style:family="paragraph" style:parent-style-name="Standard">
      <style:paragraph-properties fo:break-before="auto" fo:margin-top="0cm" style:writing-mode="lr-tb"/>
    </style:style>
    <style:style style:name="T9_1" style:family="text">
      <style:text-properties style:text-line-through-style="solid"/>
    </style:style>
    <style:style style:name="T9_2" style:family="text">
      <style:text-properties style:text-line-through-style="solid"/>
    </style:style>
    <style:style style:name="T9_3" style:family="text">
      <style:text-properties style:text-line-through-style="solid"/>
    </style:style>
    <style:style style:name="T9_4" style:family="text">
      <style:text-properties style:text-line-through-style="solid"/>
    </style:style>
    <style:style style:name="T9_5" style:family="text">
      <style:text-properties style:text-line-through-style="solid"/>
    </style:style>
    <style:style style:name="T9_6" style:family="text">
      <style:text-properties style:text-line-through-style="solid"/>
    </style:style>
    <style:style style:name="T9_7" style:family="text">
      <style:text-properties style:text-line-through-style="solid"/>
    </style:style>
    <style:style style:name="T9_8" style:family="text">
      <style:text-properties style:text-line-through-style="solid"/>
    </style:style>
    <style:style style:name="T9_9" style:family="text">
      <style:text-properties style:text-line-through-style="solid"/>
    </style:style>
    <style:style style:name="T9_10" style:family="text">
      <style:text-properties style:text-line-through-style="solid"/>
    </style:style>
    <style:style style:name="T9_11" style:family="text">
      <style:text-properties style:text-line-through-style="solid"/>
    </style:style>
    <style:style style:name="T9_12" style:family="text">
      <style:text-properties style:text-line-through-style="solid"/>
    </style:style>
    <style:style style:name="T9_13" style:family="text">
      <style:text-properties style:text-line-through-style="solid"/>
    </style:style>
    <style:style style:name="T9_14" style:family="text">
      <style:text-properties style:text-line-through-style="solid"/>
    </style:style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P11" style:family="paragraph" style:parent-style-name="Standard">
      <style:paragraph-properties fo:break-before="auto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>
      <style:text-properties fo:font-weight="bold" style:font-weight-asian="bold" style:font-weight-complex="bold"/>
    </style:style>
    <style:style style:name="T12_6" style:family="text">
      <style:text-properties fo:font-weight="bold" style:font-weight-asian="bold" style:font-weight-complex="bold"/>
    </style:style>
    <style:style style:name="T12_7" style:family="text">
      <style:text-properties fo:font-weight="bold" style:font-weight-asian="bold" style:font-weight-complex="bold"/>
    </style:style>
    <style:style style:name="T12_8" style:family="text">
      <style:text-properties fo:font-weight="bold" style:font-weight-asian="bold" style:font-weight-complex="bold"/>
    </style:style>
    <style:style style:name="T12_9" style:family="text">
      <style:text-properties fo:font-weight="bold" style:font-weight-asian="bold" style:font-weight-complex="bold"/>
    </style:style>
    <style:style style:name="T12_10" style:family="text">
      <style:text-properties fo:font-weight="bold" style:font-weight-asian="bold" style:font-weight-complex="bold"/>
    </style:style>
    <style:style style:name="T12_11" style:family="text">
      <style:text-properties fo:font-weight="bold" style:font-weight-asian="bold" style:font-weight-complex="bold"/>
    </style:style>
    <style:style style:name="T12_12" style:family="text">
      <style:text-properties fo:font-weight="bold" style:font-weight-asian="bold" style:font-weight-complex="bold"/>
    </style:style>
    <style:style style:name="T12_13" style:family="text">
      <style:text-properties fo:font-weight="bold" style:font-weight-asian="bold" style:font-weight-complex="bold"/>
    </style:style>
    <style:style style:name="T12_14" style:family="text">
      <style:text-properties fo:font-weight="bold" style:font-weight-asian="bold" style:font-weight-complex="bold"/>
    </style:style>
    <style:style style:name="T12_15" style:family="text">
      <style:text-properties fo:font-weight="bold" style:font-weight-asian="bold" style:font-weight-complex="bold"/>
    </style:style>
    <style:style style:name="T12_16" style:family="text">
      <style:text-properties fo:font-weight="bold" style:font-weight-asian="bold" style:font-weight-complex="bold"/>
    </style:style>
    <style:style style:name="T12_17" style:family="text">
      <style:text-properties fo:font-weight="bold" style:font-weight-asian="bold" style:font-weight-complex="bold"/>
    </style:style>
    <style:style style:name="T12_18" style:family="text">
      <style:text-properties fo:font-weight="bold" style:font-weight-asian="bold" style:font-weight-complex="bold"/>
    </style:style>
    <style:style style:name="T12_19" style:family="text">
      <style:text-properties fo:font-weight="bold" style:font-weight-asian="bold" style:font-weight-complex="bold"/>
    </style:style>
    <style:style style:name="T12_20" style:family="text">
      <style:text-properties fo:font-weight="bold" style:font-weight-asian="bold" style:font-weight-complex="bold"/>
    </style:style>
    <style:style style:name="T12_21" style:family="text">
      <style:text-properties fo:font-weight="bold" style:font-weight-asian="bold" style:font-weight-complex="bold"/>
    </style:style>
    <style:style style:name="T12_22" style:family="text">
      <style:text-properties fo:font-weight="bold" style:font-weight-asian="bold" style:font-weight-complex="bold"/>
    </style:style>
    <style:style style:name="T12_23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Heading_20_3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>
      <style:text-properties style:text-line-through-style="solid"/>
    </style:style>
    <style:style style:name="T22_2" style:family="text">
      <style:text-properties style:text-line-through-style="solid"/>
    </style:style>
    <style:style style:name="T22_3" style:family="text">
      <style:text-properties style:text-line-through-style="solid"/>
    </style:style>
    <style:style style:name="T22_4" style:family="text">
      <style:text-properties style:text-line-through-style="solid"/>
    </style:style>
    <style:style style:name="T22_5" style:family="text">
      <style:text-properties style:text-line-through-style="solid"/>
    </style:style>
    <style:style style:name="T22_6" style:family="text">
      <style:text-properties style:text-line-through-style="solid"/>
    </style:style>
    <style:style style:name="T22_7" style:family="text">
      <style:text-properties style:text-line-through-style="solid"/>
    </style:style>
    <style:style style:name="T22_8" style:family="text">
      <style:text-properties style:text-line-through-style="solid"/>
    </style:style>
    <style:style style:name="T22_9" style:family="text">
      <style:text-properties style:text-line-through-style="solid"/>
    </style:style>
    <style:style style:name="T22_10" style:family="text">
      <style:text-properties style:text-line-through-style="solid"/>
    </style:style>
    <style:style style:name="T22_11" style:family="text">
      <style:text-properties style:text-line-through-style="solid"/>
    </style:style>
    <style:style style:name="T22_12" style:family="text">
      <style:text-properties style:text-line-through-style="solid"/>
    </style:style>
    <style:style style:name="T22_13" style:family="text">
      <style:text-properties style:text-line-through-style="solid"/>
    </style:style>
    <style:style style:name="T22_14" style:family="text">
      <style:text-properties style:text-line-through-style="solid"/>
    </style:style>
    <style:style style:name="T22_15" style:family="text">
      <style:text-properties style:text-line-through-style="solid"/>
    </style:style>
    <style:style style:name="T22_16" style:family="text">
      <style:text-properties style:text-line-through-style="solid"/>
    </style:style>
    <style:style style:name="T22_17" style:family="text">
      <style:text-properties style:text-line-through-style="solid"/>
    </style:style>
    <style:style style:name="T22_18" style:family="text">
      <style:text-properties style:text-line-through-style="solid"/>
    </style:style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>
      <style:text-properties style:text-line-through-style="solid"/>
    </style:style>
    <style:style style:name="T23_2" style:family="text">
      <style:text-properties style:text-line-through-style="solid"/>
    </style:style>
    <style:style style:name="T23_3" style:family="text">
      <style:text-properties style:text-line-through-style="solid"/>
    </style:style>
    <style:style style:name="T23_4" style:family="text">
      <style:text-properties style:text-line-through-style="solid"/>
    </style:style>
    <style:style style:name="T23_5" style:family="text">
      <style:text-properties style:text-line-through-style="solid"/>
    </style:style>
    <style:style style:name="T23_6" style:family="text">
      <style:text-properties style:text-line-through-style="solid"/>
    </style:style>
    <style:style style:name="T23_7" style:family="text">
      <style:text-properties style:text-line-through-style="solid"/>
    </style:style>
    <style:style style:name="T23_8" style:family="text">
      <style:text-properties style:text-line-through-style="solid"/>
    </style:style>
    <style:style style:name="T23_9" style:family="text">
      <style:text-properties style:text-line-through-style="solid"/>
    </style:style>
    <style:style style:name="T23_10" style:family="text">
      <style:text-properties style:text-line-through-style="solid"/>
    </style:style>
    <style:style style:name="T23_11" style:family="text">
      <style:text-properties style:text-line-through-style="solid"/>
    </style:style>
    <style:style style:name="T23_12" style:family="text">
      <style:text-properties style:text-line-through-style="solid"/>
    </style:style>
    <style:style style:name="T23_13" style:family="text">
      <style:text-properties style:text-line-through-style="solid"/>
    </style:style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P24" style:family="paragraph" style:parent-style-name="Standard">
      <style:paragraph-properties fo:break-before="auto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style:writing-mode="lr-tb"/>
    </style:style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bookmark-start text:name="h.jbn2p48aoo3b"/><text:bookmark-end text:name="h.jbn2p48aoo3b"/><text:span text:style-name="T1_1">Date</text:span><text:span text:style-name="T1_2">:<text:s/></text:span><text:span text:style-name="T1_3">Thursday</text:span><text:span text:style-name="T1_4">,<text:s/></text:span><text:span text:style-name="T1_5">August</text:span><text:span text:style-name="T1_6"><text:s/>2<text:s/></text:span><text:span text:style-name="T1_7">from</text:span><text:span text:style-name="T1_8"><text:s/>6<text:s/>-<text:s/>9</text:span><text:span text:style-name="T1_9">pm</text:span></text:h>
      <text:h text:style-name="P2" text:outline-level="10"><text:bookmark-start text:name="h.hobffn2wyncl"/><text:bookmark-end text:name="h.hobffn2wyncl"/><text:span text:style-name="T2_1">Need</text:span><text:span text:style-name="T2_2"><text:s/></text:span><text:span text:style-name="T2_3">to</text:span><text:span text:style-name="T2_4"><text:s/></text:span><text:span text:style-name="T2_5">do</text:span><text:span text:style-name="T2_6"><text:s/></text:span><text:span text:style-name="T2_7">before</text:span><text:span text:style-name="T2_8"><text:s/></text:span><text:span text:style-name="T2_9">Thursday</text:span><text:span text:style-name="T2_10">:</text:span></text:h>
      <text:list text:style-name="LS1" xml:id="list0">
        <text:list-item>
          <text:p text:style-name="P3"><text:span text:style-name="T3_1">Finalize</text:span><text:span text:style-name="T3_2"><text:s/></text:span><text:span text:style-name="T3_3">Combat</text:span><text:span text:style-name="T3_4"><text:s/></text:span><text:span text:style-name="T3_5">script</text:span></text:p>
        </text:list-item>
        <text:list-item>
          <text:p text:style-name="P4"><text:span text:style-name="T4_1">Finalize</text:span><text:span text:style-name="T4_2"><text:s/></text:span><text:span text:style-name="T4_3">Skill</text:span><text:span text:style-name="T4_4"><text:s/></text:span><text:span text:style-name="T4_5">Selection</text:span><text:span text:style-name="T4_6"><text:s/></text:span><text:span text:style-name="T4_7">script</text:span></text:p>
        </text:list-item>
        <text:list-item>
          <text:p text:style-name="P5"><text:span text:style-name="T5_1">Finalize</text:span><text:span text:style-name="T5_2"><text:s/></text:span><text:span text:style-name="T5_3">Combat</text:span><text:span text:style-name="T5_4"><text:s/></text:span><text:span text:style-name="T5_5">survey</text:span></text:p>
        </text:list-item>
        <text:list-item>
          <text:p text:style-name="P6"><text:span text:style-name="T6_1">Finalize</text:span><text:span text:style-name="T6_2"><text:s/></text:span><text:span text:style-name="T6_3">Skill</text:span><text:span text:style-name="T6_4"><text:s/></text:span><text:span text:style-name="T6_5">Selection</text:span><text:span text:style-name="T6_6"><text:s/></text:span><text:span text:style-name="T6_7">survey</text:span></text:p>
        </text:list-item>
        <text:list-item>
          <text:p text:style-name="P7"><text:span text:style-name="T7_1">Create</text:span><text:span text:style-name="T7_2"><text:s/></text:span><text:span text:style-name="T7_3">Combat</text:span><text:span text:style-name="T7_4"><text:s/></text:span><text:span text:style-name="T7_5">Template</text:span><text:span text:style-name="T7_6"><text:s/></text:span><text:span text:style-name="T7_7">with</text:span><text:span text:style-name="T7_8"><text:s/></text:span><text:span text:style-name="T7_9">turn</text:span><text:span text:style-name="T7_10">#,<text:s/></text:span><text:span text:style-name="T7_11">attacks</text:span><text:span text:style-name="T7_12">,<text:s/></text:span><text:span text:style-name="T7_13">etc</text:span><text:span text:style-name="T7_14"><text:s/></text:span><text:span text:style-name="T7_15">for</text:span><text:span text:style-name="T7_16"><text:s/></text:span><text:span text:style-name="T7_17">exhibitors</text:span><text:span text:style-name="T7_18"><text:s/></text:span><text:span text:style-name="T7_19">to</text:span><text:span text:style-name="T7_20"><text:s/></text:span><text:span text:style-name="T7_21">use</text:span></text:p>
        </text:list-item>
        <text:list-item>
          <text:p text:style-name="P8"><text:span text:style-name="T8_1">Create</text:span><text:span text:style-name="T8_2"><text:s/></text:span><text:span text:style-name="T8_3">Skill</text:span><text:span text:style-name="T8_4"><text:s/></text:span><text:span text:style-name="T8_5">Selection</text:span><text:span text:style-name="T8_6"><text:s/></text:span><text:span text:style-name="T8_7">Template</text:span><text:span text:style-name="T8_8"><text:s/></text:span><text:span text:style-name="T8_9">with</text:span><text:span text:style-name="T8_10">.....<text:s/></text:span><text:span text:style-name="T8_11">for</text:span><text:span text:style-name="T8_12"><text:s/></text:span><text:span text:style-name="T8_13">exhibitors</text:span><text:span text:style-name="T8_14"><text:s/></text:span><text:span text:style-name="T8_15">to</text:span><text:span text:style-name="T8_16"><text:s/></text:span><text:span text:style-name="T8_17">use</text:span></text:p>
        </text:list-item>
        <text:list-item>
          <text:p text:style-name="P9"><text:span text:style-name="T9_1">Collect</text:span><text:span text:style-name="T9_2"><text:s/></text:span><text:span text:style-name="T9_3">d</text:span><text:span text:style-name="T9_4">4,<text:s/></text:span><text:span text:style-name="T9_5">d</text:span><text:span text:style-name="T9_6">6,<text:s/></text:span><text:span text:style-name="T9_7">d</text:span><text:span text:style-name="T9_8">10</text:span><text:span text:style-name="T9_9"><text:s/></text:span><text:span text:style-name="T9_10">for</text:span><text:span text:style-name="T9_11"><text:s/></text:span><text:span text:style-name="T9_12">each</text:span><text:span text:style-name="T9_13"><text:s/></text:span><text:span text:style-name="T9_14">station</text:span></text:p>
        </text:list-item>
        <text:list-item>
          <text:p text:style-name="P10"><text:span text:style-name="T10_1">Create</text:span><text:span text:style-name="T10_2"><text:s/></text:span><text:span text:style-name="T10_3">a</text:span><text:span text:style-name="T10_4"><text:s/></text:span><text:span text:style-name="T10_5">doc</text:span><text:span text:style-name="T10_6"><text:s/></text:span><text:span text:style-name="T10_7">that</text:span><text:span text:style-name="T10_8"><text:s/></text:span><text:span text:style-name="T10_9">has</text:span><text:span text:style-name="T10_10"><text:s/></text:span><text:span text:style-name="T10_11">the</text:span><text:span text:style-name="T10_12"><text:s/></text:span><text:span text:style-name="T10_13">attacks</text:span><text:span text:style-name="T10_14"><text:s/></text:span><text:span text:style-name="T10_15">the</text:span><text:span text:style-name="T10_16"><text:s/></text:span><text:span text:style-name="T10_17">tester</text:span><text:span text:style-name="T10_18"><text:s/></text:span><text:span text:style-name="T10_19">can</text:span><text:span text:style-name="T10_20"><text:s/></text:span><text:span text:style-name="T10_21">use</text:span></text:p>
        </text:list-item>
        <text:list-item>
          <text:p text:style-name="P11"><text:span text:style-name="T11_1">Print</text:span><text:span text:style-name="T11_2"><text:s/></text:span><text:span text:style-name="T11_3">out</text:span><text:span text:style-name="T11_4"><text:s/></text:span><text:span text:style-name="T11_5">scripts</text:span><text:span text:style-name="T11_6">,<text:s/></text:span><text:span text:style-name="T11_7">surveys</text:span><text:span text:style-name="T11_8">,<text:s/></text:span><text:span text:style-name="T11_9">templates</text:span><text:span text:style-name="T11_10">,<text:s/></text:span><text:span text:style-name="T11_11">and</text:span><text:span text:style-name="T11_12"><text:s/></text:span><text:span text:style-name="T11_13">attack</text:span><text:span text:style-name="T11_14"><text:s/></text:span><text:span text:style-name="T11_15">list</text:span><text:span text:style-name="T11_16">.<text:s/></text:span></text:p>
        </text:list-item>
      </text:list>
      <text:p text:style-name="P12"><text:span text:style-name="T12_1">*</text:span><text:span text:style-name="T12_2">Remember</text:span><text:span text:style-name="T12_3"><text:s/></text:span><text:span text:style-name="T12_4">to</text:span><text:span text:style-name="T12_5"><text:s/></text:span><text:span text:style-name="T12_6">print</text:span><text:span text:style-name="T12_7"><text:s/></text:span><text:span text:style-name="T12_8">surveys</text:span><text:span text:style-name="T12_9"><text:s/></text:span><text:span text:style-name="T12_10">on</text:span><text:span text:style-name="T12_11"><text:s/></text:span><text:span text:style-name="T12_12">front</text:span><text:span text:style-name="T12_13"><text:s/></text:span><text:span text:style-name="T12_14">and</text:span><text:span text:style-name="T12_15"><text:s/></text:span><text:span text:style-name="T12_16">back</text:span><text:span text:style-name="T12_17">,<text:s/></text:span><text:span text:style-name="T12_18">Same</text:span><text:span text:style-name="T12_19"><text:s/></text:span><text:span text:style-name="T12_20">with</text:span><text:span text:style-name="T12_21"><text:s/></text:span><text:span text:style-name="T12_22">templates</text:span><text:span text:style-name="T12_23">!*</text:span></text:p>
      <text:list text:style-name="LS2" xml:id="list9">
        <text:list-item>
          <text:p text:style-name="P13"><text:span text:style-name="T13_1">3<text:s/></text:span><text:span text:style-name="T13_2">Character</text:span><text:span text:style-name="T13_3">/</text:span><text:span text:style-name="T13_4">Enemies</text:span><text:span text:style-name="T13_5"><text:s/></text:span><text:span text:style-name="T13_6">Attacks</text:span></text:p>
        </text:list-item>
        <text:list-item>
          <text:p text:style-name="P14"><text:span text:style-name="T14_1">4<text:s/></text:span><text:span text:style-name="T14_2">Combat</text:span><text:span text:style-name="T14_3"><text:s/></text:span><text:span text:style-name="T14_4">scripts</text:span></text:p>
        </text:list-item>
        <text:list-item>
          <text:p text:style-name="P15"><text:span text:style-name="T15_1">4<text:s/></text:span><text:span text:style-name="T15_2">Skill</text:span><text:span text:style-name="T15_3"><text:s/></text:span><text:span text:style-name="T15_4">Selection</text:span><text:span text:style-name="T15_5"><text:s/></text:span><text:span text:style-name="T15_6">scripts</text:span></text:p>
        </text:list-item>
        <text:list-item>
          <text:p text:style-name="P16"><text:span text:style-name="T16_1">30<text:s/></text:span><text:span text:style-name="T16_2">Combat</text:span><text:span text:style-name="T16_3"><text:s/></text:span><text:span text:style-name="T16_4">templates</text:span></text:p>
        </text:list-item>
        <text:list-item>
          <text:p text:style-name="P17"><text:span text:style-name="T17_1">30<text:s/></text:span><text:span text:style-name="T17_2">Skill</text:span><text:span text:style-name="T17_3"><text:s/></text:span><text:span text:style-name="T17_4">Selection</text:span><text:span text:style-name="T17_5"><text:s/></text:span><text:span text:style-name="T17_6">templates</text:span></text:p>
        </text:list-item>
        <text:list-item>
          <text:p text:style-name="P18"><text:span text:style-name="T18_1">30<text:s/></text:span><text:span text:style-name="T18_2">Combat</text:span><text:span text:style-name="T18_3"><text:s/></text:span><text:span text:style-name="T18_4">surveys</text:span></text:p>
        </text:list-item>
        <text:list-item>
          <text:p text:style-name="P19"><text:span text:style-name="T19_1">30<text:s/></text:span><text:span text:style-name="T19_2">Skill</text:span><text:span text:style-name="T19_3"><text:s/></text:span><text:span text:style-name="T19_4">Selection</text:span><text:span text:style-name="T19_5"><text:s/></text:span><text:span text:style-name="T19_6">surveys</text:span></text:p>
        </text:list-item>
      </text:list>
      <text:p text:style-name="P20"/>
      <text:h text:style-name="P21" text:outline-level="10"><text:bookmark-start text:name="h.xeky2nwr4xoq"/><text:bookmark-end text:name="h.xeky2nwr4xoq"/><text:span text:style-name="T21_1">Need</text:span><text:span text:style-name="T21_2"><text:s/></text:span><text:span text:style-name="T21_3">During</text:span><text:span text:style-name="T21_4"><text:s/></text:span><text:span text:style-name="T21_5">the</text:span><text:span text:style-name="T21_6"><text:s/></text:span><text:span text:style-name="T21_7">Playtestathon</text:span><text:span text:style-name="T21_8">:<text:s/></text:span></text:h>
      <text:list text:style-name="LS3" xml:id="list16">
        <text:list-item>
          <text:p text:style-name="P22"><text:span text:style-name="T22_1">3<text:s/></text:span><text:span text:style-name="T22_2">tables</text:span><text:span text:style-name="T22_3">,<text:s/></text:span><text:span text:style-name="T22_4">two</text:span><text:span text:style-name="T22_5"><text:s/></text:span><text:span text:style-name="T22_6">for</text:span><text:span text:style-name="T22_7"><text:s/></text:span><text:span text:style-name="T22_8">combat</text:span><text:span text:style-name="T22_9"><text:s/></text:span><text:span text:style-name="T22_10">testing</text:span><text:span text:style-name="T22_11">,<text:s/></text:span><text:span text:style-name="T22_12">one</text:span><text:span text:style-name="T22_13"><text:s/></text:span><text:span text:style-name="T22_14">for</text:span><text:span text:style-name="T22_15"><text:s/></text:span><text:span text:style-name="T22_16">skills</text:span><text:span text:style-name="T22_17"><text:s/></text:span><text:span text:style-name="T22_18">selection</text:span><text:span text:style-name="T22_19"><text:s/>(</text:span><text:span text:style-name="T22_20">should</text:span><text:span text:style-name="T22_21"><text:s/></text:span><text:span text:style-name="T22_22">be</text:span><text:span text:style-name="T22_23"><text:s/></text:span><text:span text:style-name="T22_24">plenty</text:span><text:span text:style-name="T22_25"><text:s/></text:span><text:span text:style-name="T22_26">in</text:span><text:span text:style-name="T22_27"><text:s/></text:span><text:span text:style-name="T22_28">CSI</text:span><text:span text:style-name="T22_29">)</text:span></text:p>
        </text:list-item>
        <text:list-item>
          <text:p text:style-name="P23"><text:span text:style-name="T23_1">At</text:span><text:span text:style-name="T23_2"><text:s/></text:span><text:span text:style-name="T23_3">least</text:span><text:span text:style-name="T23_4"><text:s/>7<text:s/></text:span><text:span text:style-name="T23_5">chairs</text:span><text:span text:style-name="T23_6">,<text:s/>4<text:s/></text:span><text:span text:style-name="T23_7">for</text:span><text:span text:style-name="T23_8"><text:s/></text:span><text:span text:style-name="T23_9">exhibitors</text:span><text:span text:style-name="T23_10">,<text:s/>3<text:s/></text:span><text:span text:style-name="T23_11">for</text:span><text:span text:style-name="T23_12"><text:s/></text:span><text:span text:style-name="T23_13">testers</text:span><text:span text:style-name="T23_14"><text:s/>(</text:span><text:span text:style-name="T23_15">should</text:span><text:span text:style-name="T23_16"><text:s/></text:span><text:span text:style-name="T23_17">be</text:span><text:span text:style-name="T23_18"><text:s/></text:span><text:span text:style-name="T23_19">plenty</text:span><text:span text:style-name="T23_20"><text:s/></text:span><text:span text:style-name="T23_21">in</text:span><text:span text:style-name="T23_22"><text:s/></text:span><text:span text:style-name="T23_23">CSI</text:span><text:span text:style-name="T23_24">)</text:span></text:p>
        </text:list-item>
        <text:list-item>
          <text:p text:style-name="P24"><text:span text:style-name="T24_1">Pizza</text:span><text:span text:style-name="T24_2"><text:s/></text:span><text:span text:style-name="T24_3">and</text:span><text:span text:style-name="T24_4"><text:s/></text:span><text:span text:style-name="T24_5">Drank</text:span></text:p>
        </text:list-item>
      </text:list>
      <text:p text:style-name="P25"/>
      <text:p text:style-name="P26"/>
      <text:p text:style-name="P27"/>
      <text:p text:style-name="P28"/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